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ba347" officeooo:paragraph-rsid="001ba347"/>
    </style:style>
    <style:style style:name="P2" style:family="paragraph" style:parent-style-name="Standard">
      <style:text-properties officeooo:rsid="001d7ba0" officeooo:paragraph-rsid="001d7ba0"/>
    </style:style>
    <style:style style:name="P3" style:family="paragraph" style:parent-style-name="Standard">
      <style:text-properties officeooo:paragraph-rsid="001d7ba0"/>
    </style:style>
    <style:style style:name="P4" style:family="paragraph" style:parent-style-name="Standard">
      <style:text-properties officeooo:paragraph-rsid="0020a9b5"/>
    </style:style>
    <style:style style:name="T1" style:family="text">
      <style:text-properties officeooo:rsid="001ebdd1"/>
    </style:style>
    <style:style style:name="T2" style:family="text">
      <style:text-properties officeooo:rsid="0020a9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başla</text:p>
      <text:p text:style-name="P4"><text:span text:style-name="T2">2.YAZ “taban uzunluğu giriniz”</text:span></text:p>
      <text:p text:style-name="P4"><text:span text:style-name="T2">3. OKU taban</text:span></text:p>
      <text:p text:style-name="P2"><text:span text:style-name="T2">4. YAZ “yükseklik giriniz”</text:span></text:p>
      <text:p text:style-name="P3"><text:span text:style-name="T2">5.. OKU yukseklik</text:span></text:p>
      <text:p text:style-name="P3"><text:span text:style-name="T2">6. Eğer taban ve yukseklik sıfırdan büyük değilse adım 2 ye git</text:span></text:p>
      <text:p text:style-name="P3"><text:span text:style-name="T2">7. alan = taban * yukseklik</text:span></text:p>
      <text:p text:style-name="P4"><text:span text:style-name="T2">8. YAZ alan</text:span></text:p>
      <text:p text:style-name="P2"><text:span text:style-name="T1">7</text:span>. bitir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24T13:59:33.240460793</meta:creation-date>
    <dc:date>2020-03-25T02:02:19.877434689</dc:date>
    <meta:editing-duration>PT11H52M34S</meta:editing-duration>
    <meta:editing-cycles>4</meta:editing-cycles>
    <meta:generator>LibreOffice/6.3.3.2$MacOSX_X86_64 LibreOffice_project/a64200df03143b798afd1ec74a12ab50359878ed</meta:generator>
    <meta:document-statistic meta:table-count="0" meta:image-count="0" meta:object-count="0" meta:page-count="1" meta:paragraph-count="9" meta:word-count="39" meta:character-count="202" meta:non-whitespace-character-count="172"/>
  </office:meta>
</office:document-meta>
</file>